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 style:data-style-name="N5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ppointed_date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reference_code</text:p>
          </table:table-cell>
          <table:table-cell office:value-type="string" calcext:value-type="string">
            <text:p>report_to</text:p>
          </table:table-cell>
          <table:table-cell office:value-type="string" calcext:value-type="string">
            <text:p>sales_code</text:p>
          </table:table-cell>
          <table:table-cell office:value-type="string" calcext:value-type="string">
            <text:p>"position"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isactive</text:p>
          </table:table-cell>
          <table:table-cell office:value-type="string" calcext:value-type="string">
            <text:p>change_income_period</text:p>
          </table:table-cell>
          <table:table-cell office:value-type="string" calcext:value-type="string">
            <text:p>"system"</text:p>
          </table:table-cell>
          <table:table-cell office:value-type="string" calcext:value-type="string">
            <text:p>authority_id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appoint_day</text:p>
          </table:table-cell>
          <table:table-cell office:value-type="string" calcext:value-type="string">
            <text:p>created_d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aid_income</text:p>
          </table:table-cell>
          <table:table-cell office:value-type="string" calcext:value-type="string">
            <text:p>report_to_manager</text:p>
          </table:table-cell>
          <table:table-cell office:value-type="string" calcext:value-type="string">
            <text:p>"level"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ppointed_date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reference_code</text:p>
          </table:table-cell>
          <table:table-cell office:value-type="string" calcext:value-type="string">
            <text:p>report_to</text:p>
          </table:table-cell>
          <table:table-cell office:value-type="string" calcext:value-type="string">
            <text:p>sales_code</text:p>
          </table:table-cell>
          <table:table-cell office:value-type="string" calcext:value-type="string">
            <text:p>"position"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isactive</text:p>
          </table:table-cell>
          <table:table-cell office:value-type="string" calcext:value-type="string">
            <text:p>change_income_period</text:p>
          </table:table-cell>
          <table:table-cell office:value-type="string" calcext:value-type="string">
            <text:p>"system"</text:p>
          </table:table-cell>
          <table:table-cell office:value-type="string" calcext:value-type="string">
            <text:p>authority_id</text:p>
          </table:table-cell>
          <table:table-cell office:value-type="string" calcext:value-type="string">
            <text:p>full_name</text:p>
          </table:table-cell>
          <table:table-cell office:value-type="string" calcext:value-type="string">
            <text:p>appoint_day</text:p>
          </table:table-cell>
          <table:table-cell office:value-type="string" calcext:value-type="string">
            <text:p>created_d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aid_income</text:p>
          </table:table-cell>
          <table:table-cell office:value-type="string" calcext:value-type="string">
            <text:p>report_to_manager</text:p>
          </table:table-cell>
          <table:table-cell office:value-type="string" calcext:value-type="string">
            <text:p>"level"</text:p>
          </table:table-cell>
        </table:table-row>
        <table:table-row table:style-name="ro1">
          <table:table-cell office:value-type="float" office:value="54648181" calcext:value-type="float">
            <text:p>54648181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48181" calcext:value-type="float">
            <text:p>54648181</text:p>
          </table:table-cell>
          <table:table-cell office:value-type="string" calcext:value-type="string">
            <text:p>30001-00</text:p>
          </table:table-cell>
          <table:table-cell office:value-type="float" office:value="54648180" calcext:value-type="float">
            <text:p>54648180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8/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48181" calcext:value-type="float">
            <text:p>54648181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48181" calcext:value-type="float">
            <text:p>54648181</text:p>
          </table:table-cell>
          <table:table-cell office:value-type="string" calcext:value-type="string">
            <text:p>30001-00</text:p>
          </table:table-cell>
          <table:table-cell office:value-type="float" office:value="54648180" calcext:value-type="float">
            <text:p>54648180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8/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448192" calcext:value-type="float">
            <text:p>54448192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8192" calcext:value-type="float">
            <text:p>54448192</text:p>
          </table:table-cell>
          <table:table-cell office:value-type="string" calcext:value-type="string">
            <text:p>30001-00</text:p>
          </table:table-cell>
          <table:table-cell office:value-type="float" office:value="54448191" calcext:value-type="float">
            <text:p>54448191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48192" calcext:value-type="float">
            <text:p>54448192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8192" calcext:value-type="float">
            <text:p>54448192</text:p>
          </table:table-cell>
          <table:table-cell office:value-type="string" calcext:value-type="string">
            <text:p>30001-00</text:p>
          </table:table-cell>
          <table:table-cell office:value-type="float" office:value="54448191" calcext:value-type="float">
            <text:p>54448191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448435" calcext:value-type="float">
            <text:p>54448435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8435" calcext:value-type="float">
            <text:p>54448435</text:p>
          </table:table-cell>
          <table:table-cell office:value-type="string" calcext:value-type="string">
            <text:p>30001-00</text:p>
          </table:table-cell>
          <table:table-cell office:value-type="float" office:value="54448434" calcext:value-type="float">
            <text:p>54448434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48435" calcext:value-type="float">
            <text:p>54448435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8435" calcext:value-type="float">
            <text:p>54448435</text:p>
          </table:table-cell>
          <table:table-cell office:value-type="string" calcext:value-type="string">
            <text:p>30001-00</text:p>
          </table:table-cell>
          <table:table-cell office:value-type="float" office:value="54448434" calcext:value-type="float">
            <text:p>54448434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648424" calcext:value-type="float">
            <text:p>54648424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48424" calcext:value-type="float">
            <text:p>54648424</text:p>
          </table:table-cell>
          <table:table-cell office:value-type="string" calcext:value-type="string">
            <text:p>30001-00</text:p>
          </table:table-cell>
          <table:table-cell office:value-type="float" office:value="54648423" calcext:value-type="float">
            <text:p>54648423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8/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48424" calcext:value-type="float">
            <text:p>54648424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48424" calcext:value-type="float">
            <text:p>54648424</text:p>
          </table:table-cell>
          <table:table-cell office:value-type="string" calcext:value-type="string">
            <text:p>30001-00</text:p>
          </table:table-cell>
          <table:table-cell office:value-type="float" office:value="54648423" calcext:value-type="float">
            <text:p>54648423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8/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777314" calcext:value-type="float">
            <text:p>54777314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77314" calcext:value-type="float">
            <text:p>54777314</text:p>
          </table:table-cell>
          <table:table-cell office:value-type="string" calcext:value-type="string">
            <text:p>30001-00</text:p>
          </table:table-cell>
          <table:table-cell office:value-type="float" office:value="54777313" calcext:value-type="float">
            <text:p>54777313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777314" calcext:value-type="float">
            <text:p>54777314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77314" calcext:value-type="float">
            <text:p>54777314</text:p>
          </table:table-cell>
          <table:table-cell office:value-type="string" calcext:value-type="string">
            <text:p>30001-00</text:p>
          </table:table-cell>
          <table:table-cell office:value-type="float" office:value="54777313" calcext:value-type="float">
            <text:p>54777313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448921" calcext:value-type="float">
            <text:p>54448921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8921" calcext:value-type="float">
            <text:p>54448921</text:p>
          </table:table-cell>
          <table:table-cell office:value-type="string" calcext:value-type="string">
            <text:p>30001-00</text:p>
          </table:table-cell>
          <table:table-cell office:value-type="float" office:value="54448920" calcext:value-type="float">
            <text:p>54448920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48921" calcext:value-type="float">
            <text:p>54448921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8921" calcext:value-type="float">
            <text:p>54448921</text:p>
          </table:table-cell>
          <table:table-cell office:value-type="string" calcext:value-type="string">
            <text:p>30001-00</text:p>
          </table:table-cell>
          <table:table-cell office:value-type="float" office:value="54448920" calcext:value-type="float">
            <text:p>54448920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691530" calcext:value-type="float">
            <text:p>5469153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91530" calcext:value-type="float">
            <text:p>54691530</text:p>
          </table:table-cell>
          <table:table-cell office:value-type="string" calcext:value-type="string">
            <text:p>30001-00</text:p>
          </table:table-cell>
          <table:table-cell office:value-type="float" office:value="54691529" calcext:value-type="float">
            <text:p>5469152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91530" calcext:value-type="float">
            <text:p>5469153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91530" calcext:value-type="float">
            <text:p>54691530</text:p>
          </table:table-cell>
          <table:table-cell office:value-type="string" calcext:value-type="string">
            <text:p>30001-00</text:p>
          </table:table-cell>
          <table:table-cell office:value-type="float" office:value="54691529" calcext:value-type="float">
            <text:p>5469152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449201" calcext:value-type="float">
            <text:p>54449201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9201" calcext:value-type="float">
            <text:p>54449201</text:p>
          </table:table-cell>
          <table:table-cell office:value-type="string" calcext:value-type="string">
            <text:p>30001-00</text:p>
          </table:table-cell>
          <table:table-cell office:value-type="float" office:value="54449200" calcext:value-type="float">
            <text:p>54449200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49201" calcext:value-type="float">
            <text:p>54449201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9201" calcext:value-type="float">
            <text:p>54449201</text:p>
          </table:table-cell>
          <table:table-cell office:value-type="string" calcext:value-type="string">
            <text:p>30001-00</text:p>
          </table:table-cell>
          <table:table-cell office:value-type="float" office:value="54449200" calcext:value-type="float">
            <text:p>54449200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457510" calcext:value-type="float">
            <text:p>5445751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57510" calcext:value-type="float">
            <text:p>54457510</text:p>
          </table:table-cell>
          <table:table-cell office:value-type="string" calcext:value-type="string">
            <text:p>30001-00</text:p>
          </table:table-cell>
          <table:table-cell office:value-type="float" office:value="54457508" calcext:value-type="float">
            <text:p>5445750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57510" calcext:value-type="float">
            <text:p>5445751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57510" calcext:value-type="float">
            <text:p>54457510</text:p>
          </table:table-cell>
          <table:table-cell office:value-type="string" calcext:value-type="string">
            <text:p>30001-00</text:p>
          </table:table-cell>
          <table:table-cell office:value-type="float" office:value="54457508" calcext:value-type="float">
            <text:p>5445750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777562" calcext:value-type="float">
            <text:p>54777562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77562" calcext:value-type="float">
            <text:p>54777562</text:p>
          </table:table-cell>
          <table:table-cell office:value-type="string" calcext:value-type="string">
            <text:p>30001-00</text:p>
          </table:table-cell>
          <table:table-cell office:value-type="float" office:value="54777561" calcext:value-type="float">
            <text:p>54777561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777562" calcext:value-type="float">
            <text:p>54777562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77562" calcext:value-type="float">
            <text:p>54777562</text:p>
          </table:table-cell>
          <table:table-cell office:value-type="string" calcext:value-type="string">
            <text:p>30001-00</text:p>
          </table:table-cell>
          <table:table-cell office:value-type="float" office:value="54777561" calcext:value-type="float">
            <text:p>54777561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356808" calcext:value-type="float">
            <text:p>5435680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356808" calcext:value-type="float">
            <text:p>54356808</text:p>
          </table:table-cell>
          <table:table-cell office:value-type="string" calcext:value-type="string">
            <text:p>30001-00</text:p>
          </table:table-cell>
          <table:table-cell office:value-type="float" office:value="54356807" calcext:value-type="float">
            <text:p>5435680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2/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356808" calcext:value-type="float">
            <text:p>5435680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356808" calcext:value-type="float">
            <text:p>54356808</text:p>
          </table:table-cell>
          <table:table-cell office:value-type="string" calcext:value-type="string">
            <text:p>30001-00</text:p>
          </table:table-cell>
          <table:table-cell office:value-type="float" office:value="54356807" calcext:value-type="float">
            <text:p>5435680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2/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449967" calcext:value-type="float">
            <text:p>54449967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9967" calcext:value-type="float">
            <text:p>54449967</text:p>
          </table:table-cell>
          <table:table-cell office:value-type="string" calcext:value-type="string">
            <text:p>30001-00</text:p>
          </table:table-cell>
          <table:table-cell office:value-type="float" office:value="54449966" calcext:value-type="float">
            <text:p>54449966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49967" calcext:value-type="float">
            <text:p>54449967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49967" calcext:value-type="float">
            <text:p>54449967</text:p>
          </table:table-cell>
          <table:table-cell office:value-type="string" calcext:value-type="string">
            <text:p>30001-00</text:p>
          </table:table-cell>
          <table:table-cell office:value-type="float" office:value="54449966" calcext:value-type="float">
            <text:p>54449966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450210" calcext:value-type="float">
            <text:p>5445021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50210" calcext:value-type="float">
            <text:p>54450210</text:p>
          </table:table-cell>
          <table:table-cell office:value-type="string" calcext:value-type="string">
            <text:p>30001-00</text:p>
          </table:table-cell>
          <table:table-cell office:value-type="float" office:value="54450209" calcext:value-type="float">
            <text:p>5445020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50210" calcext:value-type="float">
            <text:p>5445021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50210" calcext:value-type="float">
            <text:p>54450210</text:p>
          </table:table-cell>
          <table:table-cell office:value-type="string" calcext:value-type="string">
            <text:p>30001-00</text:p>
          </table:table-cell>
          <table:table-cell office:value-type="float" office:value="54450209" calcext:value-type="float">
            <text:p>5445020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450490" calcext:value-type="float">
            <text:p>5445049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50490" calcext:value-type="float">
            <text:p>54450490</text:p>
          </table:table-cell>
          <table:table-cell office:value-type="string" calcext:value-type="string">
            <text:p>30001-00</text:p>
          </table:table-cell>
          <table:table-cell office:value-type="float" office:value="54450489" calcext:value-type="float">
            <text:p>5445048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450490" calcext:value-type="float">
            <text:p>5445049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450490" calcext:value-type="float">
            <text:p>54450490</text:p>
          </table:table-cell>
          <table:table-cell office:value-type="string" calcext:value-type="string">
            <text:p>30001-00</text:p>
          </table:table-cell>
          <table:table-cell office:value-type="float" office:value="54450489" calcext:value-type="float">
            <text:p>5445048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526764" calcext:value-type="float">
            <text:p>54526764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26764" calcext:value-type="float">
            <text:p>54526764</text:p>
          </table:table-cell>
          <table:table-cell office:value-type="string" calcext:value-type="string">
            <text:p>30001-00</text:p>
          </table:table-cell>
          <table:table-cell office:value-type="float" office:value="54526762" calcext:value-type="float">
            <text:p>54526762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526764" calcext:value-type="float">
            <text:p>54526764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26764" calcext:value-type="float">
            <text:p>54526764</text:p>
          </table:table-cell>
          <table:table-cell office:value-type="string" calcext:value-type="string">
            <text:p>30001-00</text:p>
          </table:table-cell>
          <table:table-cell office:value-type="float" office:value="54526762" calcext:value-type="float">
            <text:p>54526762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527690" calcext:value-type="float">
            <text:p>5452769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27690" calcext:value-type="float">
            <text:p>54527690</text:p>
          </table:table-cell>
          <table:table-cell office:value-type="string" calcext:value-type="string">
            <text:p>30001-00</text:p>
          </table:table-cell>
          <table:table-cell office:value-type="float" office:value="54527689" calcext:value-type="float">
            <text:p>5452768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527690" calcext:value-type="float">
            <text:p>5452769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27690" calcext:value-type="float">
            <text:p>54527690</text:p>
          </table:table-cell>
          <table:table-cell office:value-type="string" calcext:value-type="string">
            <text:p>30001-00</text:p>
          </table:table-cell>
          <table:table-cell office:value-type="float" office:value="54527689" calcext:value-type="float">
            <text:p>5452768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524358" calcext:value-type="float">
            <text:p>5452435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24358" calcext:value-type="float">
            <text:p>54524358</text:p>
          </table:table-cell>
          <table:table-cell office:value-type="string" calcext:value-type="string">
            <text:p>30001-00</text:p>
          </table:table-cell>
          <table:table-cell office:value-type="float" office:value="54524357" calcext:value-type="float">
            <text:p>5452435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524358" calcext:value-type="float">
            <text:p>5452435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24358" calcext:value-type="float">
            <text:p>54524358</text:p>
          </table:table-cell>
          <table:table-cell office:value-type="string" calcext:value-type="string">
            <text:p>30001-00</text:p>
          </table:table-cell>
          <table:table-cell office:value-type="float" office:value="54524357" calcext:value-type="float">
            <text:p>5452435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884005" calcext:value-type="float">
            <text:p>54884005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884166" calcext:value-type="float">
            <text:p>54884166</text:p>
          </table:table-cell>
          <table:table-cell office:value-type="float" office:value="30000" calcext:value-type="float">
            <text:p>30000</text:p>
          </table:table-cell>
          <table:table-cell office:value-type="float" office:value="54884104" calcext:value-type="float">
            <text:p>54884104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0/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7-05-22T09:52:23" calcext:value-type="date">
            <text:p>05/22/17 09:52 AM</text:p>
          </table:table-cell>
          <table:table-cell table:number-columns-repeated="4"/>
          <table:table-cell office:value-type="float" office:value="54884166" calcext:value-type="float">
            <text:p>54884166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4884104" calcext:value-type="float">
            <text:p>54884104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60/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7-05-22T09:52:23" calcext:value-type="date">
            <text:p>05/22/17 09:52 AM</text:p>
          </table:table-cell>
          <table:table-cell table:number-columns-repeated="4"/>
        </table:table-row>
        <table:table-row table:style-name="ro1">
          <table:table-cell office:value-type="float" office:value="54603312" calcext:value-type="float">
            <text:p>54603312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03312" calcext:value-type="float">
            <text:p>54603312</text:p>
          </table:table-cell>
          <table:table-cell office:value-type="string" calcext:value-type="string">
            <text:p>30001-00</text:p>
          </table:table-cell>
          <table:table-cell office:value-type="float" office:value="54603311" calcext:value-type="float">
            <text:p>54603311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8/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603312" calcext:value-type="float">
            <text:p>54603312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03312" calcext:value-type="float">
            <text:p>54603312</text:p>
          </table:table-cell>
          <table:table-cell office:value-type="string" calcext:value-type="string">
            <text:p>30001-00</text:p>
          </table:table-cell>
          <table:table-cell office:value-type="float" office:value="54603311" calcext:value-type="float">
            <text:p>54603311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8/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574197" calcext:value-type="float">
            <text:p>54574197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74197" calcext:value-type="float">
            <text:p>54574197</text:p>
          </table:table-cell>
          <table:table-cell office:value-type="string" calcext:value-type="string">
            <text:p>30001-00</text:p>
          </table:table-cell>
          <table:table-cell office:value-type="float" office:value="54574196" calcext:value-type="float">
            <text:p>54574196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  <table:table-cell office:value-type="float" office:value="54574197" calcext:value-type="float">
            <text:p>54574197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574197" calcext:value-type="float">
            <text:p>54574197</text:p>
          </table:table-cell>
          <table:table-cell office:value-type="string" calcext:value-type="string">
            <text:p>30001-00</text:p>
          </table:table-cell>
          <table:table-cell office:value-type="float" office:value="54574196" calcext:value-type="float">
            <text:p>54574196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float" office:value="54649309" calcext:value-type="float">
            <text:p>54649309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49309" calcext:value-type="float">
            <text:p>54649309</text:p>
          </table:table-cell>
          <table:table-cell office:value-type="string" calcext:value-type="string">
            <text:p>30001-00</text:p>
          </table:table-cell>
          <table:table-cell office:value-type="float" office:value="54649308" calcext:value-type="float">
            <text:p>5464930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49309" calcext:value-type="float">
            <text:p>54649309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49309" calcext:value-type="float">
            <text:p>54649309</text:p>
          </table:table-cell>
          <table:table-cell office:value-type="string" calcext:value-type="string">
            <text:p>30001-00</text:p>
          </table:table-cell>
          <table:table-cell office:value-type="float" office:value="54649308" calcext:value-type="float">
            <text:p>5464930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654280" calcext:value-type="float">
            <text:p>5465428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54280" calcext:value-type="float">
            <text:p>54654280</text:p>
          </table:table-cell>
          <table:table-cell office:value-type="string" calcext:value-type="string">
            <text:p>30001-00</text:p>
          </table:table-cell>
          <table:table-cell office:value-type="float" office:value="54654279" calcext:value-type="float">
            <text:p>5465427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54280" calcext:value-type="float">
            <text:p>5465428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54280" calcext:value-type="float">
            <text:p>54654280</text:p>
          </table:table-cell>
          <table:table-cell office:value-type="string" calcext:value-type="string">
            <text:p>30001-00</text:p>
          </table:table-cell>
          <table:table-cell office:value-type="float" office:value="54654279" calcext:value-type="float">
            <text:p>5465427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655136" calcext:value-type="float">
            <text:p>54655136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55136" calcext:value-type="float">
            <text:p>54655136</text:p>
          </table:table-cell>
          <table:table-cell office:value-type="string" calcext:value-type="string">
            <text:p>30001-00</text:p>
          </table:table-cell>
          <table:table-cell office:value-type="float" office:value="54655135" calcext:value-type="float">
            <text:p>54655135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55136" calcext:value-type="float">
            <text:p>54655136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55136" calcext:value-type="float">
            <text:p>54655136</text:p>
          </table:table-cell>
          <table:table-cell office:value-type="string" calcext:value-type="string">
            <text:p>30001-00</text:p>
          </table:table-cell>
          <table:table-cell office:value-type="float" office:value="54655135" calcext:value-type="float">
            <text:p>54655135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755539" calcext:value-type="float">
            <text:p>54755539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55539" calcext:value-type="float">
            <text:p>54755539</text:p>
          </table:table-cell>
          <table:table-cell office:value-type="string" calcext:value-type="string">
            <text:p>30001-00</text:p>
          </table:table-cell>
          <table:table-cell office:value-type="float" office:value="54755538" calcext:value-type="float">
            <text:p>5475553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755539" calcext:value-type="float">
            <text:p>54755539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55539" calcext:value-type="float">
            <text:p>54755539</text:p>
          </table:table-cell>
          <table:table-cell office:value-type="string" calcext:value-type="string">
            <text:p>30001-00</text:p>
          </table:table-cell>
          <table:table-cell office:value-type="float" office:value="54755538" calcext:value-type="float">
            <text:p>5475553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683730" calcext:value-type="float">
            <text:p>5468373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83730" calcext:value-type="float">
            <text:p>54683730</text:p>
          </table:table-cell>
          <table:table-cell office:value-type="string" calcext:value-type="string">
            <text:p>30001-00</text:p>
          </table:table-cell>
          <table:table-cell office:value-type="float" office:value="54683729" calcext:value-type="float">
            <text:p>5468372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683730" calcext:value-type="float">
            <text:p>54683730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683730" calcext:value-type="float">
            <text:p>54683730</text:p>
          </table:table-cell>
          <table:table-cell office:value-type="string" calcext:value-type="string">
            <text:p>30001-00</text:p>
          </table:table-cell>
          <table:table-cell office:value-type="float" office:value="54683729" calcext:value-type="float">
            <text:p>54683729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59/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796878" calcext:value-type="float">
            <text:p>5479687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96878" calcext:value-type="float">
            <text:p>54796878</text:p>
          </table:table-cell>
          <table:table-cell office:value-type="string" calcext:value-type="string">
            <text:p>30001-00</text:p>
          </table:table-cell>
          <table:table-cell office:value-type="float" office:value="54796877" calcext:value-type="float">
            <text:p>5479687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796878" calcext:value-type="float">
            <text:p>5479687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96878" calcext:value-type="float">
            <text:p>54796878</text:p>
          </table:table-cell>
          <table:table-cell office:value-type="string" calcext:value-type="string">
            <text:p>30001-00</text:p>
          </table:table-cell>
          <table:table-cell office:value-type="float" office:value="54796877" calcext:value-type="float">
            <text:p>5479687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969335" calcext:value-type="float">
            <text:p>54969335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969496" calcext:value-type="float">
            <text:p>54969496</text:p>
          </table:table-cell>
          <table:table-cell office:value-type="float" office:value="30000" calcext:value-type="float">
            <text:p>30000</text:p>
          </table:table-cell>
          <table:table-cell office:value-type="float" office:value="54969434" calcext:value-type="float">
            <text:p>54969434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0/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7-09-07T15:12:21" calcext:value-type="date">
            <text:p>09/07/17 03:12 PM</text:p>
          </table:table-cell>
          <table:table-cell table:number-columns-repeated="4"/>
          <table:table-cell office:value-type="float" office:value="54969496" calcext:value-type="float">
            <text:p>54969496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4969434" calcext:value-type="float">
            <text:p>54969434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60/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7-09-07T15:12:21" calcext:value-type="date">
            <text:p>09/07/17 03:12 PM</text:p>
          </table:table-cell>
          <table:table-cell table:number-columns-repeated="4"/>
        </table:table-row>
        <table:table-row table:style-name="ro1">
          <table:table-cell office:value-type="float" office:value="54776818" calcext:value-type="float">
            <text:p>5477681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76818" calcext:value-type="float">
            <text:p>54776818</text:p>
          </table:table-cell>
          <table:table-cell office:value-type="string" calcext:value-type="string">
            <text:p>30001-00</text:p>
          </table:table-cell>
          <table:table-cell office:value-type="float" office:value="54776817" calcext:value-type="float">
            <text:p>5477681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  <table:table-cell office:value-type="float" office:value="54776818" calcext:value-type="float">
            <text:p>54776818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776818" calcext:value-type="float">
            <text:p>54776818</text:p>
          </table:table-cell>
          <table:table-cell office:value-type="string" calcext:value-type="string">
            <text:p>30001-00</text:p>
          </table:table-cell>
          <table:table-cell office:value-type="float" office:value="54776817" calcext:value-type="float">
            <text:p>54776817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 table:number-columns-repeated="6"/>
        </table:table-row>
        <table:table-row table:style-name="ro1">
          <table:table-cell office:value-type="float" office:value="54851309" calcext:value-type="float">
            <text:p>54851309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851309" calcext:value-type="float">
            <text:p>54851309</text:p>
          </table:table-cell>
          <table:table-cell office:value-type="string" calcext:value-type="string">
            <text:p>30001-00</text:p>
          </table:table-cell>
          <table:table-cell office:value-type="float" office:value="54851308" calcext:value-type="float">
            <text:p>5485130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7-03-28T13:54:36" calcext:value-type="date">
            <text:p>03/28/17 01:54 PM</text:p>
          </table:table-cell>
          <table:table-cell table:number-columns-repeated="4"/>
          <table:table-cell office:value-type="float" office:value="54851309" calcext:value-type="float">
            <text:p>54851309</text:p>
          </table:table-cell>
          <table:table-cell office:value-type="date" office:date-value="2003-01-16" calcext:value-type="date">
            <text:p>01/16/0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851309" calcext:value-type="float">
            <text:p>54851309</text:p>
          </table:table-cell>
          <table:table-cell office:value-type="string" calcext:value-type="string">
            <text:p>30001-00</text:p>
          </table:table-cell>
          <table:table-cell office:value-type="float" office:value="54851308" calcext:value-type="float">
            <text:p>5485130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/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7-03-28T13:54:36" calcext:value-type="date">
            <text:p>03/28/17 01:54 PM</text:p>
          </table:table-cell>
          <table:table-cell table:number-columns-repeated="4"/>
        </table:table-row>
        <table:table-row table:style-name="ro1">
          <table:table-cell office:value-type="float" office:value="55747901" calcext:value-type="float">
            <text:p>55747901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5748055" calcext:value-type="float">
            <text:p>55748055</text:p>
          </table:table-cell>
          <table:table-cell office:value-type="float" office:value="30000" calcext:value-type="float">
            <text:p>30000</text:p>
          </table:table-cell>
          <table:table-cell office:value-type="float" office:value="55747996" calcext:value-type="float">
            <text:p>55747996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1/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8-09-24T15:44:01" calcext:value-type="date">
            <text:p>09/24/18 03:44 PM</text:p>
          </table:table-cell>
          <table:table-cell table:number-columns-repeated="4"/>
          <table:table-cell office:value-type="float" office:value="55748055" calcext:value-type="float">
            <text:p>55748055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5747996" calcext:value-type="float">
            <text:p>55747996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61/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8-09-24T15:44:01" calcext:value-type="date">
            <text:p>09/24/18 03:44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54928963" calcext:value-type="float">
            <text:p>54928963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929124" calcext:value-type="float">
            <text:p>54929124</text:p>
          </table:table-cell>
          <table:table-cell office:value-type="float" office:value="30000" calcext:value-type="float">
            <text:p>30000</text:p>
          </table:table-cell>
          <table:table-cell office:value-type="float" office:value="54929062" calcext:value-type="float">
            <text:p>54929062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59/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7-06-28T15:54:17" calcext:value-type="date">
            <text:p>06/28/17 03:54 PM</text:p>
          </table:table-cell>
          <table:table-cell table:number-columns-repeated="4"/>
          <table:table-cell office:value-type="float" office:value="54929124" calcext:value-type="float">
            <text:p>54929124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4929062" calcext:value-type="float">
            <text:p>54929062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59/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7-06-28T15:54:17" calcext:value-type="date">
            <text:p>06/28/17 03:54 PM</text:p>
          </table:table-cell>
          <table:table-cell table:number-columns-repeated="4"/>
        </table:table-row>
        <table:table-row table:style-name="ro1">
          <table:table-cell office:value-type="float" office:value="54985947" calcext:value-type="float">
            <text:p>54985947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4986094" calcext:value-type="float">
            <text:p>54986094</text:p>
          </table:table-cell>
          <table:table-cell office:value-type="float" office:value="30000" calcext:value-type="float">
            <text:p>30000</text:p>
          </table:table-cell>
          <table:table-cell office:value-type="float" office:value="54986038" calcext:value-type="float">
            <text:p>54986038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0/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7-10-04T09:45:18" calcext:value-type="date">
            <text:p>10/04/17 09:45 AM</text:p>
          </table:table-cell>
          <table:table-cell table:number-columns-repeated="4"/>
          <table:table-cell office:value-type="float" office:value="54986094" calcext:value-type="float">
            <text:p>54986094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4986038" calcext:value-type="float">
            <text:p>54986038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60/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7-10-04T09:45:18" calcext:value-type="date">
            <text:p>10/04/17 09:45 AM</text:p>
          </table:table-cell>
          <table:table-cell table:number-columns-repeated="4"/>
        </table:table-row>
        <table:table-row table:style-name="ro1">
          <table:table-cell office:value-type="float" office:value="56255029" calcext:value-type="float">
            <text:p>56255029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6255183" calcext:value-type="float">
            <text:p>56255183</text:p>
          </table:table-cell>
          <table:table-cell office:value-type="float" office:value="30000" calcext:value-type="float">
            <text:p>30000</text:p>
          </table:table-cell>
          <table:table-cell office:value-type="float" office:value="56255124" calcext:value-type="float">
            <text:p>56255124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0/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9-07-22T10:18:52" calcext:value-type="date">
            <text:p>07/22/19 10:18 AM</text:p>
          </table:table-cell>
          <table:table-cell table:number-columns-repeated="4"/>
          <table:table-cell office:value-type="float" office:value="56255183" calcext:value-type="float">
            <text:p>56255183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6255124" calcext:value-type="float">
            <text:p>56255124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60/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9-07-22T10:18:52" calcext:value-type="date">
            <text:p>07/22/19 10:18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56245918" calcext:value-type="float">
            <text:p>56245918</text:p>
          </table:table-cell>
          <table:table-cell office:value-type="date" office:date-value="2013-06-11" calcext:value-type="date">
            <text:p>06/11/13 12:00 AM</text:p>
          </table:table-cell>
          <table:table-cell office:value-type="float" office:value="116" calcext:value-type="float">
            <text:p>116</text:p>
          </table:table-cell>
          <table:table-cell office:value-type="float" office:value="56246072" calcext:value-type="float">
            <text:p>56246072</text:p>
          </table:table-cell>
          <table:table-cell office:value-type="float" office:value="30000" calcext:value-type="float">
            <text:p>30000</text:p>
          </table:table-cell>
          <table:table-cell office:value-type="float" office:value="56246013" calcext:value-type="float">
            <text:p>56246013</text:p>
          </table:table-cell>
          <table:table-cell office:value-type="float" office:value="3225506" calcext:value-type="float">
            <text:p>32255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2/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นางมาลี <text:s/>แจ้งกิจ</text:p>
          </table:table-cell>
          <table:table-cell/>
          <table:table-cell table:style-name="ce1" office:value-type="date" office:date-value="2019-07-19T11:10:31" calcext:value-type="date">
            <text:p>07/19/19 11:10 AM</text:p>
          </table:table-cell>
          <table:table-cell table:number-columns-repeated="4"/>
          <table:table-cell office:value-type="float" office:value="56246072" calcext:value-type="float">
            <text:p>56246072</text:p>
          </table:table-cell>
          <table:table-cell office:value-type="date" office:date-value="2011-12-29" calcext:value-type="date">
            <text:p>12/29/11 12:00 AM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6246013" calcext:value-type="float">
            <text:p>56246013</text:p>
          </table:table-cell>
          <table:table-cell office:value-type="float" office:value="8003290" calcext:value-type="float">
            <text:p>80032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62/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เขตงานว่าง</text:p>
          </table:table-cell>
          <table:table-cell/>
          <table:table-cell table:style-name="ce1" office:value-type="date" office:date-value="2019-07-19T11:10:31" calcext:value-type="date">
            <text:p>07/19/19 11:1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5:36:10.893000000</meta:creation-date>
    <dc:date>2020-05-27T15:36:42.447000000</dc:date>
    <meta:editing-duration>PT31S</meta:editing-duration>
    <meta:editing-cycles>1</meta:editing-cycles>
    <meta:document-statistic meta:table-count="1" meta:cell-count="911" meta:object-count="0"/>
    <meta:generator>LibreOffice/6.3.4.2$Windows_X86_64 LibreOffice_project/60da17e045e08f1793c57c00ba83cdfce946d0aa</meta:generator>
  </office:meta>
</office:document-meta>
</file>